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5.339cm"/>
    </style:style>
    <style:style style:name="co3" style:family="table-column">
      <style:table-column-properties fo:break-before="auto" style:column-width="4.893cm"/>
    </style:style>
    <style:style style:name="co4" style:family="table-column">
      <style:table-column-properties fo:break-before="auto" style:column-width="4.212cm"/>
    </style:style>
    <style:style style:name="co5" style:family="table-column">
      <style:table-column-properties fo:break-before="auto" style:column-width="12.238cm"/>
    </style:style>
    <style:style style:name="co6" style:family="table-column">
      <style:table-column-properties fo:break-before="auto" style:column-width="4.263cm"/>
    </style:style>
    <style:style style:name="co7" style:family="table-column">
      <style:table-column-properties fo:break-before="auto" style:column-width="6.835cm"/>
    </style:style>
    <style:style style:name="co8" style:family="table-column">
      <style:table-column-properties fo:break-before="auto" style:column-width="1.93cm"/>
    </style:style>
    <style:style style:name="co9" style:family="table-column">
      <style:table-column-properties fo:break-before="auto" style:column-width="2.63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99ccff"/>
    </style:style>
    <style:style style:name="ce3" style:family="table-cell" style:parent-style-name="Default" style:data-style-name="N0"/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ackground-color="#99cc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ackground-color="#99ccff"/>
    </style:style>
    <style:style style:name="ce7" style:family="table-cell" style:parent-style-name="Default" style:data-style-name="N100"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99cc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47" table:default-cell-style-name="ce4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Parts</text:p>
          </table:table-cell>
          <table:table-cell table:style-name="ce1" office:value-type="string">
            <text:p>MPN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hecked</text:p>
          </table:table-cell>
          <table:table-cell table:style-name="ce1" office:value-type="string">
            <text:p>through hole</text:p>
          </table:table-cell>
          <table:table-cell table:number-columns-repeated="24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3 TERM SCREW CLAMP</text:p>
          </table:table-cell>
          <table:table-cell table:number-columns-repeated="2" table:style-name="ce5" office:value-type="string">
            <text:p>180-3</text:p>
          </table:table-cell>
          <table:table-cell table:style-name="ce5" office:value-type="string">
            <text:p>SCREW1, SCREW2</text:p>
          </table:table-cell>
          <table:table-cell table:style-name="ce8" office:value-type="float" office:value="1988969">
            <text:p>1988969</text:p>
          </table:table-cell>
          <table:table-cell table:style-name="ce5" office:value-type="string">
            <text:p>WEIDMUELLER CLAMP CONNECTOR</text:p>
          </table:table-cell>
          <table:table-cell table:number-columns-repeated="2" table:style-name="ce5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10 PIN FEMALE HEADER</text:p>
          </table:table-cell>
          <table:table-cell table:style-name="ce5" office:value-type="string">
            <text:p>FE05-2</text:p>
          </table:table-cell>
          <table:table-cell table:style-name="ce5" office:value-type="string">
            <text:p>FE05-2 <text:s/>2.54mm</text:p>
          </table:table-cell>
          <table:table-cell table:style-name="ce5" office:value-type="string">
            <text:p>GPIO_1</text:p>
          </table:table-cell>
          <table:table-cell table:style-name="ce5"/>
          <table:table-cell table:style-name="ce5" office:value-type="string">
            <text:p>FEMALE HEADER</text:p>
          </table:table-cell>
          <table:table-cell table:number-columns-repeated="2" table:style-name="ce5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FTDI 6 PIN FEMALE HEADER</text:p>
          </table:table-cell>
          <table:table-cell table:style-name="ce5" office:value-type="string">
            <text:p>FE06-1</text:p>
          </table:table-cell>
          <table:table-cell table:style-name="ce5" office:value-type="string">
            <text:p>FE06-1 <text:s/>2.54mm</text:p>
          </table:table-cell>
          <table:table-cell table:style-name="ce5" office:value-type="string">
            <text:p>FTDI1, FTDI2</text:p>
          </table:table-cell>
          <table:table-cell table:style-name="ce5"/>
          <table:table-cell table:style-name="ce5" office:value-type="string">
            <text:p>FEMALE HEADER</text:p>
          </table:table-cell>
          <table:table-cell table:number-columns-repeated="2" table:style-name="ce5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string">
            <text:p>2 PIN MALE HEADER</text:p>
          </table:table-cell>
          <table:table-cell table:style-name="ce5" office:value-type="string">
            <text:p>CONN_02</text:p>
          </table:table-cell>
          <table:table-cell table:style-name="ce5" office:value-type="string">
            <text:p>1X02 <text:s/>2.54mm</text:p>
          </table:table-cell>
          <table:table-cell table:style-name="ce5" office:value-type="string">
            <text:p>BOOTL, IO1, RX, TX, CH6 / 7 ADC</text:p>
          </table:table-cell>
          <table:table-cell table:style-name="ce5"/>
          <table:table-cell table:style-name="ce5" office:value-type="string">
            <text:p>PIN HEADER</text:p>
          </table:table-cell>
          <table:table-cell table:number-columns-repeated="2" table:style-name="ce5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string">
            <text:p>3 PIN MALE HEADER</text:p>
          </table:table-cell>
          <table:table-cell table:style-name="ce5" office:value-type="string">
            <text:p>CONN_03</text:p>
          </table:table-cell>
          <table:table-cell table:style-name="ce5" office:value-type="string">
            <text:p>1X03 <text:s/>2.54mm</text:p>
          </table:table-cell>
          <table:table-cell table:style-name="ce5" office:value-type="string">
            <text:p>REF_SEL_A, REF_SEL_B, PWR</text:p>
          </table:table-cell>
          <table:table-cell table:style-name="ce5"/>
          <table:table-cell table:style-name="ce5" office:value-type="string">
            <text:p>PIN HEADER</text:p>
          </table:table-cell>
          <table:table-cell table:number-columns-repeated="2" table:style-name="ce5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5">
            <text:p>15</text:p>
          </table:table-cell>
          <table:table-cell office:value-type="string">
            <text:p>0.1uF 100V MLCC</text:p>
          </table:table-cell>
          <table:table-cell office:value-type="string">
            <text:p>C-EU_C0603</text:p>
          </table:table-cell>
          <table:table-cell office:value-type="string">
            <text:p>C0603</text:p>
          </table:table-cell>
          <table:table-cell office:value-type="string">
            <text:p>C13, C14, C16, C6, C23, C24, C25, C4, C5, C48, C2, C21, C22, C9, C26</text:p>
          </table:table-cell>
          <table:table-cell/>
          <table:table-cell office:value-type="string">
            <text:p>CAPACI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string">
            <text:p>10uF TANT</text:p>
          </table:table-cell>
          <table:table-cell office:value-type="string">
            <text:p>C-EU_C0603</text:p>
          </table:table-cell>
          <table:table-cell office:value-type="string">
            <text:p>C0603</text:p>
          </table:table-cell>
          <table:table-cell office:value-type="string">
            <text:p>C1T, C11T, C18T, C7</text:p>
          </table:table-cell>
          <table:table-cell office:value-type="string">
            <text:p>298D106X0010M2T</text:p>
          </table:table-cell>
          <table:table-cell office:value-type="string">
            <text:p>CAPACITOR, European symbol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3, R6, R7, R12, R18, R19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13.3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21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5, R9, R13, R4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2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8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5.6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2, R15, R17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1, R14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57.6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20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-EU_0309/12</text:p>
          </table:table-cell>
          <table:table-cell table:style-name="ce5" office:value-type="string">
            <text:p>0309/12</text:p>
          </table:table-cell>
          <table:table-cell table:style-name="ce5" office:value-type="string">
            <text:p>R10</text:p>
          </table:table-cell>
          <table:table-cell table:style-name="ce5"/>
          <table:table-cell table:style-name="ce5" office:value-type="string">
            <text:p>RESISTOR, European symbol</text:p>
          </table:table-cell>
          <table:table-cell table:number-columns-repeated="2" table:style-name="ce5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3.16K</text:p>
          </table:table-cell>
          <table:table-cell table:style-name="ce5" office:value-type="string">
            <text:p>R-EU_0309/12</text:p>
          </table:table-cell>
          <table:table-cell table:style-name="ce5" office:value-type="string">
            <text:p>0309/12</text:p>
          </table:table-cell>
          <table:table-cell table:style-name="ce5" office:value-type="string">
            <text:p>R11</text:p>
          </table:table-cell>
          <table:table-cell table:style-name="ce5"/>
          <table:table-cell table:style-name="ce5" office:value-type="string">
            <text:p>RESISTOR, European symbol</text:p>
          </table:table-cell>
          <table:table-cell table:number-columns-repeated="2" table:style-name="ce5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string">
            <text:p>MAX5035</text:p>
          </table:table-cell>
          <table:table-cell office:value-type="string">
            <text:p>21-0111D_SBE-14</text:p>
          </table:table-cell>
          <table:table-cell office:value-type="string">
            <text:p>REG0</text:p>
          </table:table-cell>
          <table:table-cell office:value-type="string">
            <text:p>MAX5035EASA+</text:p>
          </table:table-cell>
          <table:table-cell office:value-type="string">
            <text:p>SWITCHING REGULATOR 5.0V 1.0A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string">
            <text:p>MBRS1100T3G</text:p>
          </table:table-cell>
          <table:table-cell office:value-type="string">
            <text:p>SMB_1</text:p>
          </table:table-cell>
          <table:table-cell office:value-type="string">
            <text:p>D1</text:p>
          </table:table-cell>
          <table:table-cell office:value-type="string">
            <text:p>MBRS1100T3G</text:p>
          </table:table-cell>
          <table:table-cell office:value-type="string">
            <text:p>SWITCHING DIODE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string">
            <text:p>SRR1208</text:p>
          </table:table-cell>
          <table:table-cell office:value-type="string">
            <text:p>SSR1208</text:p>
          </table:table-cell>
          <table:table-cell office:value-type="string">
            <text:p>L1</text:p>
          </table:table-cell>
          <table:table-cell office:value-type="string">
            <text:p>SRR1208-151YL</text:p>
          </table:table-cell>
          <table:table-cell office:value-type="string">
            <text:p>POWER INDUCTOR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100uF 80V</text:p>
          </table:table-cell>
          <table:table-cell office:value-type="string">
            <text:p>EEV-FK1K101Q-CASE-H13</text:p>
          </table:table-cell>
          <table:table-cell office:value-type="string">
            <text:p>CAPAE1350X1400N</text:p>
          </table:table-cell>
          <table:table-cell office:value-type="string">
            <text:p>C10</text:p>
          </table:table-cell>
          <table:table-cell office:value-type="string">
            <text:p>EEVFK1K101Q</text:p>
          </table:table-cell>
          <table:table-cell office:value-type="string">
            <text:p>Aluminium Electrolytic Capacitors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470uF 16V</text:p>
          </table:table-cell>
          <table:table-cell office:value-type="string">
            <text:p>EEE-FK1C471P-CASE-F</text:p>
          </table:table-cell>
          <table:table-cell office:value-type="string">
            <text:p>CAPAE830X1050N</text:p>
          </table:table-cell>
          <table:table-cell office:value-type="string">
            <text:p>C3</text:p>
          </table:table-cell>
          <table:table-cell office:value-type="string">
            <text:p>EEE-FK1C471P</text:p>
          </table:table-cell>
          <table:table-cell office:value-type="string">
            <text:p>Aluminium Electrolytic Capacitors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REG1117-3.3</text:p>
          </table:table-cell>
          <table:table-cell office:value-type="string">
            <text:p>REG1117-VOUT4</text:p>
          </table:table-cell>
          <table:table-cell office:value-type="string">
            <text:p>SOT223</text:p>
          </table:table-cell>
          <table:table-cell office:value-type="string">
            <text:p>REG2</text:p>
          </table:table-cell>
          <table:table-cell office:value-type="string">
            <text:p>REG1117-3.3</text:p>
          </table:table-cell>
          <table:table-cell office:value-type="string">
            <text:p>VOLTAGE REGULATOR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REG1117-5.0</text:p>
          </table:table-cell>
          <table:table-cell office:value-type="string">
            <text:p>REG1117-VOUT4</text:p>
          </table:table-cell>
          <table:table-cell office:value-type="string">
            <text:p>SOT223</text:p>
          </table:table-cell>
          <table:table-cell office:value-type="string">
            <text:p>REG1</text:p>
          </table:table-cell>
          <table:table-cell office:value-type="string">
            <text:p>REG1117-5.0</text:p>
          </table:table-cell>
          <table:table-cell office:value-type="string">
            <text:p>VOLTAGE REGULATOR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32Khz CRYSTAL</text:p>
          </table:table-cell>
          <table:table-cell office:value-type="string">
            <text:p>CRYSTAL8X3.8SMT</text:p>
          </table:table-cell>
          <table:table-cell office:value-type="string">
            <text:p>CRYSTAL_8X3.8</text:p>
          </table:table-cell>
          <table:table-cell office:value-type="string">
            <text:p>Y1</text:p>
          </table:table-cell>
          <table:table-cell office:value-type="string">
            <text:p>ABS25-32.768KHZ-T</text:p>
          </table:table-cell>
          <table:table-cell office:value-type="string">
            <text:p>Crystals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MICRO SD CARD SLOT</text:p>
          </table:table-cell>
          <table:table-cell office:value-type="string">
            <text:p>MICROSD</text:p>
          </table:table-cell>
          <table:table-cell office:value-type="string">
            <text:p>SMT</text:p>
          </table:table-cell>
          <table:table-cell office:value-type="string">
            <text:p>MICRO_SD_ADAPTOR</text:p>
          </table:table-cell>
          <table:table-cell office:value-type="string">
            <text:p>47219-2001</text:p>
          </table:table-cell>
          <table:table-cell office:value-type="string">
            <text:p>MICRO SD CARD ADAPTOR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USB VERT ADAPTOR</text:p>
          </table:table-cell>
          <table:table-cell table:number-columns-repeated="2" table:style-name="ce8" office:value-type="float" office:value="5000751517">
            <text:p>5000751517</text:p>
          </table:table-cell>
          <table:table-cell table:style-name="ce5" office:value-type="string">
            <text:p>USB_PWR</text:p>
          </table:table-cell>
          <table:table-cell table:style-name="ce8" office:value-type="float" office:value="5000751517">
            <text:p>5000751517</text:p>
          </table:table-cell>
          <table:table-cell table:style-name="ce5" office:value-type="string">
            <text:p>USB CONNECTOR</text:p>
          </table:table-cell>
          <table:table-cell table:number-columns-repeated="2" table:style-name="ce5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OIN CELL HOLDER</text:p>
          </table:table-cell>
          <table:table-cell table:number-columns-repeated="2" table:style-name="ce6" office:value-type="string">
            <text:p>CR1220SMD</text:p>
          </table:table-cell>
          <table:table-cell table:style-name="ce6" office:value-type="string">
            <text:p>CR1220</text:p>
          </table:table-cell>
          <table:table-cell table:style-name="ce6" office:value-type="string">
            <text:p>S8411-45R</text:p>
          </table:table-cell>
          <table:table-cell table:style-name="ce6" office:value-type="string">
            <text:p>CR1220 BATTERY HOLDER</text:p>
          </table:table-cell>
          <table:table-cell table:style-name="ce6" office:value-type="string">
            <text:p>x</text:p>
          </table:table-cell>
          <table:table-cell table:style-name="ce6" office:value-type="string">
            <text:p>hand soldered</text:p>
          </table:table-cell>
          <table:table-cell table:number-columns-repeated="247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string">
            <text:p>MCP3208-BI/SL</text:p>
          </table:table-cell>
          <table:table-cell office:value-type="string">
            <text:p>SOIC16</text:p>
          </table:table-cell>
          <table:table-cell office:value-type="string">
            <text:p>MCP3208</text:p>
          </table:table-cell>
          <table:table-cell office:value-type="string">
            <text:p>MCP3208-BI/SL</text:p>
          </table:table-cell>
          <table:table-cell office:value-type="string">
            <text:p>12-BIT ADC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string">
            <text:p>PCF8523_RTC</text:p>
          </table:table-cell>
          <table:table-cell office:value-type="string">
            <text:p>SOIC_8</text:p>
          </table:table-cell>
          <table:table-cell office:value-type="string">
            <text:p>PCF8523</text:p>
          </table:table-cell>
          <table:table-cell office:value-type="string">
            <text:p>PCF8523T</text:p>
          </table:table-cell>
          <table:table-cell office:value-type="string">
            <text:p>REAL TIME CLOCK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string">
            <text:p>ESP8266_ESP-12</text:p>
          </table:table-cell>
          <table:table-cell office:value-type="string">
            <text:p>ESP8266-ESP12</text:p>
          </table:table-cell>
          <table:table-cell office:value-type="string">
            <text:p>ESP-12</text:p>
          </table:table-cell>
          <table:table-cell office:value-type="string">
            <text:p>ordered..</text:p>
          </table:table-cell>
          <table:table-cell office:value-type="string">
            <text:p>ESP MODULE</text:p>
          </table:table-cell>
          <table:table-cell office:value-type="string">
            <text:p>in stock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LMP8481</text:p>
          </table:table-cell>
          <table:table-cell office:value-type="string">
            <text:p>LMP8481-H</text:p>
          </table:table-cell>
          <table:table-cell office:value-type="string">
            <text:p>S-PDSO-G08</text:p>
          </table:table-cell>
          <table:table-cell office:value-type="string">
            <text:p>SHUNTMON-A, SHUNTMON-B</text:p>
          </table:table-cell>
          <table:table-cell office:value-type="string">
            <text:p>LMP8481MME-H/NOPB</text:p>
          </table:table-cell>
          <table:table-cell office:value-type="string">
            <text:p>LMP8481MM-H/NOPB</text:p>
          </table:table-cell>
          <table:table-cell office:value-type="string">
            <text:p>in stock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/>
          <table:table-cell table:style-name="ce7" office:value-type="string">
            <text:p>other or N/A</text:p>
          </table:table-cell>
          <table:table-cell table:number-columns-repeated="254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3" table:style-name="ce5" office:value-type="string">
            <text:p>EBW_SERIES_15.2MM</text:p>
          </table:table-cell>
          <table:table-cell table:style-name="ce5" office:value-type="string">
            <text:p>SCREW_TERM_1, SCREW_TERM_2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POWER SHUNT hand soldered</text:p>
          </table:table-cell>
          <table:table-cell table:style-name="ce5"/>
          <table:table-cell table:style-name="ce5" office:value-type="string">
            <text:p>hand soldered</text:p>
          </table:table-cell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LCD HEADER</text:p>
          </table:table-cell>
          <table:table-cell table:number-columns-repeated="2" table:style-name="ce5" office:value-type="string">
            <text:p>B4B-PH-K</text:p>
          </table:table-cell>
          <table:table-cell table:style-name="ce5" office:value-type="string">
            <text:p>P1</text:p>
          </table:table-cell>
          <table:table-cell table:style-name="ce5" office:value-type="string">
            <text:p>B4B-PH-K</text:p>
          </table:table-cell>
          <table:table-cell table:style-name="ce5" office:value-type="string">
            <text:p>JST HEADER</text:p>
          </table:table-cell>
          <table:table-cell table:style-name="ce5"/>
          <table:table-cell table:style-name="ce5" office:value-type="string">
            <text:p>x</text:p>
          </table:table-cell>
          <table:table-cell table:number-columns-repeated="247"/>
        </table:table-row>
        <table:table-row table:style-name="ro1" table:number-rows-repeated="104852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GB">
      <number:day number:style="long"/>
      <number:text>-</number:text>
      <number:month number:textual="true"/>
    </number:date-style>
    <number:date-style style:name="N16108" number:language="en" number:country="GB">
      <number:month number:textual="true"/>
      <number:text>-</number:text>
      <number:year/>
    </number:date-style>
    <number:time-style style:name="N16109" number:language="en" number:country="GB">
      <number:hours/>
      <number:text>:</number:text>
      <number:minutes number:style="long"/>
      <number:text> </number:text>
      <number:am-pm/>
    </number:time-style>
    <number:time-style style:name="N1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27/03/2018</text:date>, <text:time>17:1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Daniel Bates</dc:creator>
    <dc:date>2018-03-27T17:18:44</dc:date>
    <meta:editing-cycles>10</meta:editing-cycles>
    <meta:editing-duration>PT7H54M23S</meta:editing-duration>
    <meta:generator>OpenOffice/4.1.3$Unix OpenOffice.org_project/413m1$Build-9783</meta:generator>
    <meta:document-statistic meta:table-count="1" meta:cell-count="269" meta:object-count="0"/>
  </office:meta>
</office:document-meta>
</file>